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78c6" officeooo:paragraph-rsid="000978c6" style:font-weight-asian="bold" style:font-weight-complex="bold"/>
    </style:style>
    <style:style style:name="P2" style:family="paragraph" style:parent-style-name="Standard">
      <style:text-properties fo:font-style="italic" fo:font-weight="normal" officeooo:rsid="000c0b8e" officeooo:paragraph-rsid="000c0b8e" style:font-style-asian="italic" style:font-weight-asian="normal" style:font-style-complex="italic" style:font-weight-complex="normal"/>
    </style:style>
    <style:style style:name="P3" style:family="paragraph" style:parent-style-name="Standard">
      <style:text-properties fo:font-style="italic" fo:font-weight="normal" officeooo:rsid="000daed9" officeooo:paragraph-rsid="000daed9" style:font-style-asian="italic" style:font-weight-asian="normal" style:font-style-complex="italic" style:font-weight-complex="normal"/>
    </style:style>
    <style:style style:name="P4" style:family="paragraph" style:parent-style-name="Standard">
      <style:text-properties fo:font-style="italic" fo:font-weight="bold" officeooo:rsid="000978c6" officeooo:paragraph-rsid="000978c6" style:font-style-asian="italic" style:font-weight-asian="bold" style:font-style-complex="italic" style:font-weight-complex="bold"/>
    </style:style>
    <style:style style:name="P5" style:family="paragraph" style:parent-style-name="Standard">
      <style:text-properties fo:font-style="italic" fo:font-weight="bold" officeooo:rsid="000ea011" officeooo:paragraph-rsid="000ea011" style:font-style-asian="italic" style:font-weight-asian="bold" style:font-style-complex="italic" style:font-weight-complex="bold"/>
    </style:style>
    <style:style style:name="P6" style:family="paragraph" style:parent-style-name="Standard">
      <style:text-properties fo:font-style="normal" fo:font-weight="normal" officeooo:rsid="000978c6" officeooo:paragraph-rsid="000978c6" style:font-style-asian="normal" style:font-weight-asian="normal" style:font-style-complex="normal" style:font-weight-complex="normal"/>
    </style:style>
    <style:style style:name="P7" style:family="paragraph" style:parent-style-name="Standard">
      <style:text-properties fo:font-style="normal" fo:font-weight="normal" officeooo:rsid="000a2c2b" officeooo:paragraph-rsid="000a2c2b" style:font-style-asian="normal" style:font-weight-asian="normal" style:font-style-complex="normal" style:font-weight-complex="normal"/>
    </style:style>
    <style:style style:name="P8" style:family="paragraph" style:parent-style-name="Standard">
      <style:text-properties fo:font-style="normal" fo:font-weight="normal" officeooo:rsid="000ea011" officeooo:paragraph-rsid="000ea011" style:font-style-asian="normal" style:font-weight-asian="normal" style:font-style-complex="normal" style:font-weight-complex="normal"/>
    </style:style>
    <style:style style:name="P9" style:family="paragraph" style:parent-style-name="Standard">
      <style:text-properties fo:font-style="normal" fo:font-weight="normal" officeooo:rsid="0011259f" officeooo:paragraph-rsid="0011259f" style:font-style-asian="normal" style:font-weight-asian="normal" style:font-style-complex="normal" style:font-weight-complex="normal"/>
    </style:style>
    <style:style style:name="P10" style:family="paragraph" style:parent-style-name="Standard">
      <style:text-properties fo:font-style="normal" fo:font-weight="bold" officeooo:rsid="000f2eba" officeooo:paragraph-rsid="000f2eba" style:font-style-asian="normal" style:font-weight-asian="bold" style:font-style-complex="normal" style:font-weight-complex="bold"/>
    </style:style>
    <style:style style:name="P11" style:family="paragraph" style:parent-style-name="Standard">
      <style:text-properties fo:font-style="normal" fo:font-weight="normal" officeooo:rsid="000daed9" officeooo:paragraph-rsid="000daed9" style:font-style-asian="normal" style:font-weight-asian="normal" style:font-style-complex="normal" style:font-weight-complex="normal"/>
    </style:style>
    <style:style style:name="P12" style:family="paragraph" style:parent-style-name="Standard">
      <style:text-properties fo:font-style="normal" fo:font-weight="normal" officeooo:rsid="001382fc" officeooo:paragraph-rsid="001382fc" style:font-style-asian="normal" style:font-weight-asian="normal" style:font-style-complex="normal" style:font-weight-complex="normal"/>
    </style:style>
    <style:style style:name="P13" style:family="paragraph" style:parent-style-name="Standard">
      <style:text-properties fo:font-style="normal" fo:font-weight="normal" officeooo:rsid="0017ce00" officeooo:paragraph-rsid="0017ce00" style:font-style-asian="normal" style:font-weight-asian="normal" style:font-style-complex="normal" style:font-weight-complex="normal"/>
    </style:style>
    <style:style style:name="P14" style:family="paragraph" style:parent-style-name="Standard">
      <style:text-properties fo:font-style="normal" fo:font-weight="normal" officeooo:rsid="000978c6" officeooo:paragraph-rsid="00182b50" style:font-style-asian="normal" style:font-weight-asian="normal" style:font-style-complex="normal" style:font-weight-complex="normal"/>
    </style:style>
    <style:style style:name="P15" style:family="paragraph" style:parent-style-name="Standard">
      <style:text-properties fo:font-style="normal" fo:font-weight="normal" officeooo:rsid="000978c6" officeooo:paragraph-rsid="000978c6" style:font-style-asian="normal" style:font-weight-asian="normal" style:font-style-complex="normal" style:font-weight-complex="normal"/>
    </style:style>
    <style:style style:name="P16" style:family="paragraph" style:parent-style-name="Standard">
      <style:text-properties fo:font-style="normal" fo:font-weight="bold" officeooo:rsid="00182b50" officeooo:paragraph-rsid="00182b50" style:font-style-asian="normal" style:font-weight-asian="bold" style:font-style-complex="normal" style:font-weight-complex="bold"/>
    </style:style>
    <style:style style:name="P17" style:family="paragraph" style:parent-style-name="Standard">
      <style:text-properties fo:font-style="italic" fo:font-weight="normal" officeooo:rsid="000f2eba" officeooo:paragraph-rsid="000ea011" style:font-style-asian="italic" style:font-weight-asian="normal" style:font-style-complex="italic" style:font-weight-complex="normal"/>
    </style:style>
    <style:style style:name="P18" style:family="paragraph" style:parent-style-name="Footer">
      <style:text-properties officeooo:rsid="00182b50" officeooo:paragraph-rsid="00182b50"/>
    </style:style>
    <style:style style:name="T1" style:family="text">
      <style:text-properties fo:font-style="italic" style:font-style-asian="italic" style:font-style-complex="italic"/>
    </style:style>
    <style:style style:name="T2" style:family="text">
      <style:text-properties fo:font-style="italic" officeooo:rsid="000c0b8e" style:font-style-asian="italic" style:font-style-complex="italic"/>
    </style:style>
    <style:style style:name="T3" style:family="text">
      <style:text-properties fo:font-style="italic" officeooo:rsid="000f2eba" style:font-style-asian="italic" style:font-style-complex="italic"/>
    </style:style>
    <style:style style:name="T4" style:family="text">
      <style:text-properties fo:font-style="italic" officeooo:rsid="00182b50"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0b8e"/>
    </style:style>
    <style:style style:name="T7" style:family="text">
      <style:text-properties officeooo:rsid="0011dc11"/>
    </style:style>
    <style:style style:name="T8" style:family="text">
      <style:text-properties fo:font-weight="bold" style:font-weight-asian="bold" style:font-weight-complex="bold"/>
    </style:style>
    <style:style style:name="T9" style:family="text">
      <style:text-properties officeooo:rsid="0017ce00"/>
    </style:style>
    <style:style style:name="T10" style:family="text">
      <style:text-properties officeooo:rsid="00182b50"/>
    </style:style>
    <style:style style:name="T11"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llenge 1</text:p>
      <text:p text:style-name="P1"/>
      <text:p text:style-name="P4">Whom<text:tab/>are we talking to?</text:p>
      <text:p text:style-name="P6"/>
      <text:p text:style-name="P14">-<text:tab/><text:span text:style-name="T1">adsafeprotected.com, <text:s/>pagead2.googlesyndication.com, adservice.google.co</text:span><text:span text:style-name="T4">m, </text:span><text:span text:style-name="T1">crwdcntrl.net</text:span></text:p>
      <text:p text:style-name="P14">-<text:tab/><text:span text:style-name="T1">securepubads.g.doubleclick.net</text:span></text:p>
      <text:p text:style-name="P6">-<text:tab/><text:span text:style-name="T1">csi.gstatic.com</text:span>, <text:span text:style-name="T10">both GET and POST</text:span></text:p>
      <text:p text:style-name="P6">-<text:tab/><text:span text:style-name="T1">bbc.co.uk / bbci.co.uk</text:span><text:tab/></text:p>
      <text:p text:style-name="P6">-<text:tab/><text:span text:style-name="T1">ampproject.org</text:span></text:p>
      <text:p text:style-name="P6">after while:</text:p>
      <text:p text:style-name="P6">-<text:tab/>ping.chartbeat.net</text:p>
      <text:p text:style-name="P6"/>
      <text:p text:style-name="P7">The URL-requests for <text:span text:style-name="T1">bbc.co.uk </text:span>and <text:span text:style-name="T1">bbci.co.uk </text:span>mostly refer to images and stylesheets, which most likely are used to present the website‘s visible layout and structure,e.g. the images for the presented articles.</text:p>
      <text:p text:style-name="P7">The hosts <text:span text:style-name="T1">adsafeprotected, pagead2.googlesyndication, adservice.google </text:span>are, referring to their names only, most likely responsible for advertisements shown on the website.</text:p>
      <text:p text:style-name="P7"><text:span text:style-name="T6">There seems to exist an adware connected to the host</text:span><text:span text:style-name="T2"> </text:span><text:span text:style-name="T1">securepubads.g.doubleclick.net, </text:span><text:span text:style-name="T6">but the host name also is mentioned together with </text:span><text:span text:style-name="T2">googleadservices. Crwdcntrl </text:span><text:span text:style-name="T6">also seems to provide some ad-related service.</text:span></text:p>
      <text:p text:style-name="P2">ampproject <text:span text:style-name="T5">is an open-source project which can be used to optimize websites for fast loading and especially mobile use.</text:span></text:p>
      <text:p text:style-name="P3">Csi.gstatic <text:span text:style-name="T5">contains static scripts provided by Google. </text:span></text:p>
      <text:p text:style-name="P11"/>
      <text:p text:style-name="P5">Hiding your browser‘s identity</text:p>
      <text:p text:style-name="P8">You can hide which browser you use and your operating system by removing the User-Agent request header. This also works for <text:span text:style-name="T1">whatbrowser.org </text:span><text:span text:style-name="T3">and other similar service-websites.</text:span></text:p>
      <text:p text:style-name="P9">While checking other websites, we discovered that deleting the User-Agent header leads to problems on <text:span text:style-name="T1">amazon.com. </text:span>We then decided to replace its information with „anonymous“, so that our identity is still hidden, which fixed the problem with <text:span text:style-name="T1">amazon. </text:span></text:p>
      <text:p text:style-name="P17"/>
      <text:p text:style-name="P10">The BBC</text:p>
      <text:p text:style-name="P9">In some requests cookies are sent to partners such as <text:span text:style-name="T1">crwdcntrl. </text:span>These could contain personal information, however, completely suppress<text:span text:style-name="T7">ing</text:span> sending cookies will most likely worsen the user experience or limit the functionality of websites. For example, shopping carts on websites like <text:span text:style-name="T1">amazon </text:span>use cookies to store session information. Since you cannot see the information hidden in the cookie, we decided to allow <text:span text:style-name="T7">sending and receiving </text:span>cookies.</text:p>
      <text:p text:style-name="P9"/>
      <text:p text:style-name="P12">We also found the the fields <text:span text:style-name="T8">via </text:span>and <text:span text:style-name="T8">forwarded</text:span>, which contain information about the proxy path the user went. <text:span text:style-name="T9">We decided not to delete these, since we cannot be sure whether the information in these fields is needed to transport the request to the server or back to the client successfully.</text:span></text:p>
      <text:p text:style-name="P12"/>
      <text:p text:style-name="P13">We thought about completely blocking requests to certain hosts, such as <text:span text:style-name="T1">adservice.google.com </text:span>or <text:span text:style-name="T1">securepubads.g.doubleclick.net, </text:span>because these external websites for advertisement most likely will collect information about the client, but in order to have a real impact, we would need a very extensive of such ad-related services which we then could block.</text:p>
      <text:p text:style-name="P13"/>
      <text:p text:style-name="P16">Conclusion: <text:span text:style-name="T11">We were surprised how little information we could hold back by modifying the http-requests. We think this may have two reasons. First, we think that most user-related information is stored and sent in cookies, which we cannot look into, and second we think that maybe the DSGVO could have limited the amount of personal information sent to public webs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82b50" officeooo:paragraph-rsid="00182b50"/>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omputernetze – Challenge 1<text:tab/> - Jonas Becker (428292) u. Daniel Beckmann (4160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1:26:26.104944878</meta:creation-date>
    <dc:date>2018-10-19T13:05:23.483236729</dc:date>
    <meta:editing-duration>PT26M10S</meta:editing-duration>
    <meta:editing-cycles>6</meta:editing-cycles>
    <meta:generator>LibreOffice/5.1.6.2$Linux_X86_64 LibreOffice_project/10m0$Build-2</meta:generator>
    <meta:document-statistic meta:table-count="0" meta:image-count="0" meta:object-count="0" meta:page-count="1" meta:paragraph-count="23" meta:word-count="445" meta:character-count="3026" meta:non-whitespace-character-count="2598"/>
  </office:meta>
</office:document-meta>
</file>